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e6e6e6" draw:fill-image-width="0cm" draw:fill-image-height="0cm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fill-color="#ffffff" draw:fill-image-width="0cm" draw:fill-image-height="0cm" draw:textarea-horizontal-align="justify" draw:textarea-vertical-align="middle" draw:auto-grow-height="false"/>
    </style:style>
    <style:style style:name="gr5" style:family="graphic" style:parent-style-name="standard">
      <style:graphic-properties draw:fill-color="#e6e6e6" draw:fill-image-width="0cm" draw:fill-image-height="0cm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447cm" svg:height="3.556cm" svg:x="0.365cm" svg:y="0.1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432cm" svg:height="0.725cm" svg:x="0.404cm" svg:y="0.2cm">
          <draw:text-box>
            <text:p><text:span text:style-name="T1">PDU Data</text:span></text:p>
          </draw:text-box>
        </draw:frame>
        <draw:custom-shape draw:style-name="gr3" draw:text-style-name="P3" draw:layer="layout" svg:width="2.435cm" svg:height="2.53cm" svg:x="0.47cm" svg:y="0.935cm">
          <text:p text:style-name="P1"><text:span text:style-name="T2">PDU Typ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21cm" svg:height="2.53cm" svg:x="3.025cm" svg:y="0.945cm">
          <text:p text:style-name="P1"><text:span text:style-name="T2">Request</text:span></text:p>
          <text:p text:style-name="P1"><text:span text:style-name="T2">Identif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9.951cm" svg:height="2.53cm" svg:x="10.737cm" svg:y="0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4.116cm" svg:height="1.727cm" svg:x="10.854cm" svg:y="1.5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634cm" svg:height="0.683cm" svg:x="10.646cm" svg:y="0.936cm">
          <draw:text-box>
            <text:p><text:span text:style-name="T2">PDU variable bindings</text:span></text:p>
          </draw:text-box>
        </draw:frame>
        <draw:custom-shape draw:style-name="gr3" draw:text-style-name="P3" draw:layer="layout" svg:width="2.435cm" svg:height="2.53cm" svg:x="5.572cm" svg:y="0.935cm">
          <text:p text:style-name="P1"><text:span text:style-name="T2">Error</text:span></text:p>
          <text:p text:style-name="P1"><text:span text:style-name="T2">Statu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36cm" svg:height="2.53cm" svg:x="8.173cm" svg:y="0.935cm">
          <text:p text:style-name="P1"><text:span text:style-name="T2">Error</text:span></text:p>
          <text:p text:style-name="P1"><text:span text:style-name="T2">Index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033cm" svg:height="0.683cm" svg:x="10.746cm" svg:y="1.537cm">
          <draw:text-box>
            <text:p><text:span text:style-name="T2">variable binding #1</text:span></text:p>
          </draw:text-box>
        </draw:frame>
        <draw:custom-shape draw:style-name="gr3" draw:text-style-name="P3" draw:layer="layout" svg:width="1.905cm" svg:height="0.889cm" svg:x="10.96cm" svg:y="2.27cm">
          <text:p text:style-name="P3"><text:span text:style-name="T2">Object</text:span></text:p>
          <text:p text:style-name="P3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05cm" svg:height="0.889cm" svg:x="12.961cm" svg:y="2.271cm">
          <text:p text:style-name="P3"><text:span text:style-name="T2">Object</text:span></text:p>
          <text:p text:style-name="P3"><text:span text:style-name="T2">Value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116cm" svg:height="1.727cm" svg:x="16.354cm" svg:y="1.5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05cm" svg:height="0.889cm" svg:x="16.46cm" svg:y="2.271cm">
          <text:p text:style-name="P3"><text:span text:style-name="T2">Object</text:span></text:p>
          <text:p text:style-name="P3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905cm" svg:height="0.889cm" svg:x="18.461cm" svg:y="2.272cm">
          <text:p text:style-name="P3"><text:span text:style-name="T2">Object</text:span></text:p>
          <text:p text:style-name="P3"><text:span text:style-name="T2">Value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096cm" svg:height="0.683cm" svg:x="16.247cm" svg:y="1.538cm">
          <draw:text-box>
            <text:p><text:span text:style-name="T2">variable binding #N</text:span></text:p>
          </draw:text-box>
        </draw:frame>
        <draw:custom-shape draw:style-name="gr5" draw:text-style-name="P4" draw:layer="layout" svg:width="1.186cm" svg:height="1.727cm" svg:x="15.054cm" svg:y="1.571cm">
          <text:p text:style-name="P4">..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iarhei Kuryla</meta:initial-creator>
    <meta:creation-date>2010-01-28T14:20:32</meta:creation-date>
    <dc:date>2010-01-30T14:02:10</dc:date>
    <dc:creator>Siarhei Kuryla</dc:creator>
    <meta:editing-duration>PT00H42M26S</meta:editing-duration>
    <meta:editing-cycles>49</meta:editing-cycles>
    <meta:generator>OpenOffice.org/3.1$Linux OpenOffice.org_project/310m19$Build-9420</meta:generator>
    <meta:document-statistic meta:object-count="17"/>
  </office:meta>
</office:document-meta>
</file>